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ook.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Hook.addTask( Task theTas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enericContainer.isStartUp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ok.setTarget( String the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enericContainer.createAntTask( String t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ontainer.ge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ontainer.setPort( int the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ontainer.setAntTaskFactory( AntTaskFactory the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ontainer.setStartUpTarget( String theStartUp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enericContainer.createStart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enericContainer.createShutDow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enericContainer.start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icContainer.isShutDown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ontainer.setShutDownTarget( String theShutDown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enericContain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ontainer.setName( String t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ontainer.shutDow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